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>
  <office:body>
    <office:text>
      <text:p>Hello from ODT document</text:p>
      <text:p>This is OpenDocument text for FamilyVault</text:p>
      <text:p>Текст на русском языке в ODT</text:p>
    </office:text>
  </office:body>
</office:document-content>
</file>